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26pt solid #000000" style:shadow="none"/>
    </style:style>
    <style:style style:name="P2" style:family="paragraph" style:parent-style-name="Standard">
      <style:paragraph-properties fo:text-align="center" style:justify-single-word="false" fo:padding="0.049cm" fo:border="0.26pt solid #000000" style:shadow="non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fo:padding="0.049cm" fo:border="0.26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32pt" style:font-size-asian="32pt" style:font-size-complex="32pt"/>
    </style:style>
  </office:automatic-styles>
  <office:body>
    <office:text>
      <text:variable-decls>
        <text:variable-decl office:value-type="float" text:name="num"/>
        <text:variable-decl office:value-type="string" text:name="lot"/>
        <text:variable-decl office:value-type="float" text:name="grg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Grande TOMBOLA </text:p>
      <text:p text:style-name="P3">de l'école publique Jules Ferry</text:p>
      <text:p text:style-name="P1">1er prix </text:p>
      <text:p text:style-name="P1">une console <text:s/>PlayStation PS3</text:p>
      <text:p text:style-name="P1"/>
      <text:p text:style-name="P2">billet n° <text:span text:style-name="T1">1 </text:span></text:p>
      <text:p text:style-name="P1"/>
      <text:p text:style-name="P1">tirage le 16 juin 2012</text:p>
      <text:p text:style-name="P1"/>
      <text:p text:style-name="P1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</meta:initial-creator>
    <meta:creation-date>2012-05-11T12:51:59</meta:creation-date>
    <dc:date>2012-05-11T16:13:25</dc:date>
    <dc:creator>jc </dc:creator>
    <meta:editing-duration>PT2H54M53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7" meta:word-count="21" meta:character-count="119" meta:non-whitespace-character-count="98"/>
  </office:meta>
</office:document-meta>
</file>